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9000002EB896E1300F77006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2a1d29" officeooo:paragraph-rsid="00039f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5.72mm" svg:y="161.18mm" svg:width="175.24mm" svg:height="165.08mm" draw:z-index="0"><draw:image xlink:href="Pictures/1000020100000319000002EB896E1300F7700608.png" xlink:type="simple" xlink:show="embed" xlink:actuate="onLoad" draw:mime-type="image/png"/></draw:frame><draw:frame draw:style-name="fr1" draw:name="Image4" text:anchor-type="char" svg:x="-4.39mm" svg:y="323.6mm" svg:width="175.24mm" svg:height="165.08mm" draw:z-index="1"><draw:image xlink:href="Pictures/1000020100000319000002EB896E1300F7700608.png" xlink:type="simple" xlink:show="embed" xlink:actuate="onLoad" draw:mime-type="image/png"/></draw:frame><draw:frame draw:style-name="fr1" draw:name="Image2" text:anchor-type="char" svg:x="-5.72mm" svg:y="0mm" svg:width="175.24mm" svg:height="165.08mm" draw:z-index="2"><draw:image xlink:href="Pictures/1000020100000319000002EB896E1300F7700608.png" xlink:type="simple" xlink:show="embed" xlink:actuate="onLoad" draw:mime-type="image/png"/></draw:frame><draw:frame draw:style-name="fr1" draw:name="Image3" text:anchor-type="char" svg:x="161.25mm" svg:y="0mm" svg:width="175.24mm" svg:height="165.08mm" draw:z-index="3"><draw:image xlink:href="Pictures/1000020100000319000002EB896E1300F7700608.png" xlink:type="simple" xlink:show="embed" xlink:actuate="onLoad" draw:mime-type="image/png"/></draw:frame><draw:frame draw:style-name="fr1" draw:name="Image5" text:anchor-type="char" svg:x="161.24mm" svg:y="161.18mm" svg:width="175.24mm" svg:height="165.08mm" draw:z-index="4"><draw:image xlink:href="Pictures/1000020100000319000002EB896E1300F7700608.png" xlink:type="simple" xlink:show="embed" xlink:actuate="onLoad" draw:mime-type="image/png"/></draw:frame><draw:frame draw:style-name="fr1" draw:name="Image7" text:anchor-type="char" svg:x="161.24mm" svg:y="323.6mm" svg:width="175.24mm" svg:height="165.08mm" draw:z-index="5"><draw:image xlink:href="Pictures/1000020100000319000002EB896E1300F77006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371.49mm" fo:page-height="496.32mm" style:num-format="1" style:print-orientation="portrait" fo:margin-top="4.99mm" fo:margin-bottom="4.99mm" fo:margin-left="35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5T13:57:15.606193372</meta:creation-date>
    <dc:date>2020-11-26T17:20:33.873387832</dc:date>
    <meta:editing-duration>PT2H6M8S</meta:editing-duration>
    <meta:editing-cycles>41</meta:editing-cycles>
    <meta:generator>LibreOffice/7.0.1.2$Linux_X86_64 LibreOffice_project/0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